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1.906cm" table:align="left" fo:background-color="transparent">
        <style:background-image/>
      </style:table-properties>
    </style:style>
    <style:style style:name="Tabela1.A" style:family="table-column">
      <style:table-column-properties style:column-width="2.402cm"/>
    </style:style>
    <style:style style:name="Tabela1.B" style:family="table-column">
      <style:table-column-properties style:column-width="2.002cm"/>
    </style:style>
    <style:style style:name="Tabela1.C" style:family="table-column">
      <style:table-column-properties style:column-width="2.803cm"/>
    </style:style>
    <style:style style:name="Tabela1.D" style:family="table-column">
      <style:table-column-properties style:column-width="4.699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1.D1" style:family="table-cell">
      <style:table-cell-properties fo:padding="0.049cm" fo:border="0.05pt solid #000000" style:writing-mode="page"/>
    </style:style>
    <style:style style:name="Tabela1.A2" style:family="table-cell">
      <style:table-cell-properties fo:background-color="#e0c2c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2" style:family="table-cell">
      <style:table-cell-properties fo:background-color="#e0c2c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3" style:family="table-cell">
      <style:table-cell-properties fo:background-color="#ff6d6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3" style:family="table-cell">
      <style:table-cell-properties fo:background-color="#ff6d6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4" style:family="table-cell">
      <style:table-cell-properties fo:background-color="#ff972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4" style:family="table-cell">
      <style:table-cell-properties fo:background-color="#ff972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5" style:family="table-cell">
      <style:table-cell-properties fo:background-color="#ffff00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5" style:family="table-cell">
      <style:table-cell-properties fo:background-color="#ffff00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6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6" style:family="table-cell">
      <style:table-cell-properties fo:background-color="#bbe33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864d9" officeooo:paragraph-rsid="000864d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officeooo:rsid="000864d9" officeooo:paragraph-rsid="000864d9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9pt" officeooo:rsid="000864d9" officeooo:paragraph-rsid="000864d9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font-size="8pt" fo:font-weight="bold" officeooo:rsid="000864d9" officeooo:paragraph-rsid="000864d9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8pt" officeooo:rsid="000864d9" officeooo:paragraph-rsid="000864d9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Classificação</text:p>
          </table:table-cell>
          <table:table-cell table:style-name="Tabela1.A1" office:value-type="string">
            <text:p text:style-name="P2">Cor</text:p>
          </table:table-cell>
          <table:table-cell table:style-name="Tabela1.A1" office:value-type="string">
            <text:p text:style-name="P2">Velocidade para uma nova morte</text:p>
          </table:table-cell>
          <table:table-cell table:style-name="Tabela1.D1" office:value-type="string">
            <text:p text:style-name="P1">Explicação</text:p>
          </table:table-cell>
        </table:table-row>
        <table:table-row table:style-name="Tabela1.1">
          <table:table-cell table:style-name="Tabela1.A2" office:value-type="string">
            <text:p text:style-name="P4">GRAVE</text:p>
          </table:table-cell>
          <table:table-cell table:style-name="Tabela1.A2" office:value-type="string">
            <text:p text:style-name="P5">ROXO</text:p>
          </table:table-cell>
          <table:table-cell table:style-name="Tabela1.A2" office:value-type="string">
            <text:p text:style-name="P5">Entre 0 e 0,58 dia (&lt;13h56min)</text:p>
          </table:table-cell>
          <table:table-cell table:style-name="Tabela1.D2" office:value-type="string">
            <text:p text:style-name="P3">Velocidade nos últimos 60 dias acima da taxa de mortalidade diária de todas as doenças (somadas) no Brasil</text:p>
          </table:table-cell>
        </table:table-row>
        <table:table-row table:style-name="Tabela1.1">
          <table:table-cell table:style-name="Tabela1.A3" office:value-type="string">
            <text:p text:style-name="P4">ALERTA</text:p>
          </table:table-cell>
          <table:table-cell table:style-name="Tabela1.A3" office:value-type="string">
            <text:p text:style-name="P5">VERMELHO</text:p>
          </table:table-cell>
          <table:table-cell table:style-name="Tabela1.A3" office:value-type="string">
            <text:p text:style-name="P5">Entre 0,58 e 5 dias</text:p>
          </table:table-cell>
          <table:table-cell table:style-name="Tabela1.D3" office:value-type="string">
            <text:p text:style-name="P3">Velocidade nos últimos 60 dias acima da taxa de mortalidade diária de todas as doenças respiratórias (somadas) no Brasil</text:p>
          </table:table-cell>
        </table:table-row>
        <table:table-row table:style-name="Tabela1.1">
          <table:table-cell table:style-name="Tabela1.A4" office:value-type="string">
            <text:p text:style-name="P4">ATENÇÃO</text:p>
          </table:table-cell>
          <table:table-cell table:style-name="Tabela1.A4" office:value-type="string">
            <text:p text:style-name="P5">LARANJA</text:p>
          </table:table-cell>
          <table:table-cell table:style-name="Tabela1.A4" office:value-type="string">
            <text:p text:style-name="P5">Entre 5 e 20 dias</text:p>
          </table:table-cell>
          <table:table-cell table:style-name="Tabela1.D4" office:value-type="string">
            <text:p text:style-name="P3">Velocidade nos últimos 60 dias tendendo para baixo da taxa de mortalidade diária de pneumonia e acima da taxa de mortalidade diária de doenças crônicas das vias aéreas inferiores no Brasil</text:p>
          </table:table-cell>
        </table:table-row>
        <table:table-row table:style-name="Tabela1.1">
          <table:table-cell table:style-name="Tabela1.A5" office:value-type="string">
            <text:p text:style-name="P4">CONTROLADA</text:p>
          </table:table-cell>
          <table:table-cell table:style-name="Tabela1.A5" office:value-type="string">
            <text:p text:style-name="P5">AMARELO</text:p>
          </table:table-cell>
          <table:table-cell table:style-name="Tabela1.A5" office:value-type="string">
            <text:p text:style-name="P5">Entre 20 e 56,8 dias</text:p>
          </table:table-cell>
          <table:table-cell table:style-name="Tabela1.D5" office:value-type="string">
            <text:p text:style-name="P3">Velocidade nos últimos 60 dias abaixo de 80% da taxa de mortalidade diária de doenças crônicas das vias aéreas inferiores no Brasil</text:p>
          </table:table-cell>
        </table:table-row>
        <table:table-row table:style-name="Tabela1.1">
          <table:table-cell table:style-name="Tabela1.A6" office:value-type="string">
            <text:p text:style-name="P4">NORMALIDADE</text:p>
          </table:table-cell>
          <table:table-cell table:style-name="Tabela1.A6" office:value-type="string">
            <text:p text:style-name="P5">VERDE</text:p>
          </table:table-cell>
          <table:table-cell table:style-name="Tabela1.A6" office:value-type="string">
            <text:p text:style-name="P5">Acima de 56,8 dias</text:p>
          </table:table-cell>
          <table:table-cell table:style-name="Tabela1.D6" office:value-type="string">
            <text:p text:style-name="P3">Velocidade nos últimos 60 dias abaixo de 30% da taxa de mortalidade diária de doenças crônicas das vias aéreas inferiores no Brasi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07T10:47:10.500587843</meta:creation-date>
    <dc:date>2020-07-07T11:06:02.604654311</dc:date>
    <meta:editing-duration>PT2M27S</meta:editing-duration>
    <meta:editing-cycles>2</meta:editing-cycles>
    <meta:generator>LibreOffice/6.4.0.3$Linux_X86_64 LibreOffice_project/b0a288ab3d2d4774cb44b62f04d5d28733ac6df8</meta:generator>
    <meta:document-statistic meta:table-count="1" meta:image-count="0" meta:object-count="0" meta:page-count="1" meta:paragraph-count="24" meta:word-count="155" meta:character-count="906" meta:non-whitespace-character-count="775"/>
  </office:meta>
</office:document-meta>
</file>